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87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87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729fcf"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29fc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48cm" svg:height="1.524cm" svg:x="1.381cm" svg:y="2.143cm">
          <draw:text-box>
            <text:p text:style-name="P1"><text:span text:style-name="T1">EdgeBreaker Header</text:span></text:p>
          </draw:text-box>
        </draw:frame>
        <draw:frame draw:style-name="gr1" draw:text-style-name="P2" draw:layer="layout" svg:width="1.524cm" svg:height="1.524cm" svg:x="4.429cm" svg:y="2.143cm">
          <draw:text-box>
            <text:p text:style-name="P1"><text:span text:style-name="T1">Split Data</text:span></text:p>
          </draw:text-box>
        </draw:frame>
        <draw:frame draw:style-name="gr1" draw:text-style-name="P2" draw:layer="layout" svg:width="2.54cm" svg:height="1.524cm" svg:x="5.953cm" svg:y="2.143cm">
          <draw:text-box>
            <text:p text:style-name="P1"><text:span text:style-name="T1">Start Face Data</text:span></text:p>
          </draw:text-box>
        </draw:frame>
        <draw:line draw:style-name="gr2" draw:text-style-name="P1" draw:layer="layout" svg:x1="1.381cm" svg:y1="1.635cm" svg:x2="4.429cm" svg:y2="1.635cm">
          <text:p/>
        </draw:line>
        <draw:line draw:style-name="gr2" draw:text-style-name="P1" draw:layer="layout" svg:x1="4.429cm" svg:y1="1.635cm" svg:x2="5.953cm" svg:y2="1.635cm">
          <text:p/>
        </draw:line>
        <draw:line draw:style-name="gr2" draw:text-style-name="P1" draw:layer="layout" svg:x1="8.493cm" svg:y1="1.635cm" svg:x2="12.43cm" svg:y2="1.635cm">
          <text:p/>
        </draw:line>
        <draw:frame draw:style-name="gr1" draw:text-style-name="P2" draw:layer="layout" svg:width="3.937cm" svg:height="1.524cm" svg:x="8.493cm" svg:y="2.143cm">
          <draw:text-box>
            <text:p text:style-name="P1"><text:span text:style-name="T1">Attribute Connectivity Data</text:span></text:p>
          </draw:text-box>
        </draw:frame>
        <draw:line draw:style-name="gr2" draw:text-style-name="P1" draw:layer="layout" svg:x1="5.953cm" svg:y1="1.635cm" svg:x2="8.493cm" svg:y2="1.635cm">
          <text:p/>
        </draw:line>
        <draw:line draw:style-name="gr2" draw:text-style-name="P1" draw:layer="layout" svg:x1="12.43cm" svg:y1="1.635cm" svg:x2="15.605cm" svg:y2="1.635cm">
          <text:p/>
        </draw:line>
        <draw:frame draw:style-name="gr1" draw:text-style-name="P2" draw:layer="layout" svg:width="3.175cm" svg:height="1.524cm" svg:x="12.43cm" svg:y="2.143cm">
          <draw:text-box>
            <text:p text:style-name="P1"><text:span text:style-name="T1">Valence Context Data</text:span></text:p>
          </draw:text-box>
        </draw:frame>
        <draw:frame draw:style-name="gr3" draw:text-style-name="P4" draw:layer="layout" svg:width="1.905cm" svg:height="2.158cm" svg:x="1.003cm" svg:y="5.321cm">
          <draw:text-box>
            <text:p text:style-name="P3"><text:span text:style-name="T2">Edge-breaker traversal type</text:span></text:p>
            <text:p text:style-name="P3"><text:span text:style-name="T2">(</text:span><text:span text:style-name="T3">uint8</text:span><text:span text:style-name="T2">)</text:span></text:p>
          </draw:text-box>
        </draw:frame>
        <draw:frame draw:style-name="gr4" draw:text-style-name="P4" draw:layer="layout" svg:width="1.905cm" svg:height="2.159cm" svg:x="2.908cm" svg:y="5.32cm">
          <draw:text-box>
            <text:p text:style-name="P3"><text:span text:style-name="T2">Num encoded vertices</text:span></text:p>
            <text:p text:style-name="P3"><text:span text:style-name="T4">(</text:span><text:span text:style-name="T5">var32</text:span><text:span text:style-name="T2">)</text:span></text:p>
          </draw:text-box>
        </draw:frame>
        <draw:frame draw:style-name="gr4" draw:text-style-name="P4" draw:layer="layout" svg:width="1.651cm" svg:height="2.159cm" svg:x="4.813cm" svg:y="5.32cm">
          <draw:text-box>
            <text:p text:style-name="P3"><text:span text:style-name="T2">Num faces</text:span></text:p>
            <text:p text:style-name="P3"><text:span text:style-name="T4">(</text:span><text:span text:style-name="T5">var32</text:span><text:span text:style-name="T2">)</text:span></text:p>
          </draw:text-box>
        </draw:frame>
        <draw:frame draw:style-name="gr4" draw:text-style-name="P4" draw:layer="layout" svg:width="1.905cm" svg:height="2.159cm" svg:x="6.464cm" svg:y="5.32cm">
          <draw:text-box>
            <text:p text:style-name="P3"><text:span text:style-name="T2">Num attribute data</text:span></text:p>
            <text:p text:style-name="P3"><text:span text:style-name="T4">(</text:span><text:span text:style-name="T5">uint8</text:span><text:span text:style-name="T2">)</text:span></text:p>
          </draw:text-box>
        </draw:frame>
        <draw:frame draw:style-name="gr4" draw:text-style-name="P4" draw:layer="layout" svg:width="1.905cm" svg:height="2.159cm" svg:x="8.369cm" svg:y="5.32cm">
          <draw:text-box>
            <text:p text:style-name="P3"><text:span text:style-name="T2">Num encoded symbols</text:span></text:p>
            <text:p text:style-name="P3"><text:span text:style-name="T4">(</text:span><text:span text:style-name="T5">var32</text:span><text:span text:style-name="T2">)</text:span></text:p>
          </draw:text-box>
        </draw:frame>
        <draw:frame draw:style-name="gr4" draw:text-style-name="P4" draw:layer="layout" svg:width="1.905cm" svg:height="2.159cm" svg:x="10.274cm" svg:y="5.32cm">
          <draw:text-box>
            <text:p text:style-name="P3"><text:span text:style-name="T2">Num encoded symbols</text:span></text:p>
            <text:p text:style-name="P3"><text:span text:style-name="T4">(</text:span><text:span text:style-name="T5">var32</text:span><text:span text:style-name="T2">)</text:span></text:p>
          </draw:text-box>
        </draw:frame>
        <draw:line draw:style-name="gr5" draw:text-style-name="P5" draw:layer="layout" svg:x1="0.998cm" svg:y1="5.343cm" svg:x2="1.384cm" svg:y2="3.669cm">
          <text:p/>
        </draw:line>
        <draw:line draw:style-name="gr5" draw:text-style-name="P5" draw:layer="layout" svg:x1="4.432cm" svg:y1="3.669cm" svg:x2="12.179cm" svg:y2="5.32cm">
          <text:p/>
        </draw:line>
        <draw:frame draw:style-name="gr6" draw:text-style-name="P7" draw:layer="layout" svg:width="2.032cm" svg:height="0.963cm" svg:x="2.143cm" svg:y="0.619cm">
          <draw:text-box>
            <text:p text:style-name="P6"><text:span text:style-name="T2">18-byte header</text:span></text:p>
          </draw:text-box>
        </draw:frame>
        <draw:frame draw:style-name="gr6" draw:text-style-name="P4" draw:layer="layout" svg:width="1.778cm" svg:height="1.319cm" svg:x="4.359cm" svg:y="0.244cm">
          <draw:text-box>
            <text:p text:style-name="P3"><text:span text:style-name="T2">varying-byte Length</text:span></text:p>
          </draw:text-box>
        </draw:frame>
        <draw:frame draw:style-name="gr6" draw:text-style-name="P4" draw:layer="layout" svg:width="1.778cm" svg:height="1.319cm" svg:x="6.461cm" svg:y="0.238cm">
          <draw:text-box>
            <text:p text:style-name="P3"><text:span text:style-name="T2">varying-byte Length</text:span></text:p>
          </draw:text-box>
        </draw:frame>
        <draw:frame draw:style-name="gr6" draw:text-style-name="P4" draw:layer="layout" svg:width="1.778cm" svg:height="1.319cm" svg:x="9.509cm" svg:y="0.238cm">
          <draw:text-box>
            <text:p text:style-name="P3"><text:span text:style-name="T2">varying-byte Length</text:span></text:p>
          </draw:text-box>
        </draw:frame>
        <draw:frame draw:style-name="gr6" draw:text-style-name="P4" draw:layer="layout" svg:width="1.778cm" svg:height="1.319cm" svg:x="13.065cm" svg:y="0.238cm">
          <draw:text-box>
            <text:p text:style-name="P3"><text:span text:style-name="T2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5T16:29:53.609000000</dc:date>
    <meta:editing-duration>PT49M36S</meta:editing-duration>
    <meta:editing-cycles>7</meta:editing-cycles>
    <meta:generator>LibreOffice/6.3.3.2$Windows_X86_64 LibreOffice_project/a64200df03143b798afd1ec74a12ab50359878ed</meta:generator>
    <meta:document-statistic meta:object-count="23"/>
  </office:meta>
</office:document-meta>
</file>